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2"/>
        <table:table-column table:style-name="co2" table:default-cell-style-name="ce34"/>
        <table:table-column table:style-name="co2" table:default-cell-style-name="ce36"/>
        <table:table-row table:style-name="ro1"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ime [h]</text:p>
          </table:table-cell>
          <table:table-cell table:style-name="ce31" office:value-type="string" calcext:value-type="string">
            <text:p>Description</text:p>
          </table:table-cell>
          <table:table-cell table:style-name="ce35"/>
        </table:table-row>
        <table:table-row table:style-name="ro1">
          <table:table-cell table:style-name="ce20" office:value-type="date" office:date-value="2025-02-24" calcext:value-type="date">
            <text:p>2025-02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5" calcext:value-type="date">
            <text:p>2025-02-25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6" calcext:value-type="date">
            <text:p>2025-02-26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7" calcext:value-type="date">
            <text:p>2025-02-2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8" calcext:value-type="date">
            <text:p>2025-02-2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1" calcext:value-type="date">
            <text:p>2025-03-0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2" calcext:value-type="date">
            <text:p>2025-03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3" calcext:value-type="date">
            <text:p>2025-03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4" calcext:value-type="date">
            <text:p>2025-03-0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5" calcext:value-type="date">
            <text:p>2025-03-05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Studied papers; Met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06" calcext:value-type="date">
            <text:p>2025-03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7" calcext:value-type="date">
            <text:p>2025-03-0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Acquired UrbanVehicle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08" calcext:value-type="date">
            <text:p>2025-03-08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Studied papers; Searched for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3-09" calcext:value-type="date">
            <text:p>2025-03-09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udied papers; Looked for datasets and code-bases</text:p>
          </table:table-cell>
          <table:table-cell table:style-name="ce35"/>
        </table:table-row>
        <table:table-row table:style-name="ro2">
          <table:table-cell table:style-name="ce20" office:value-type="date" office:date-value="2025-03-10" calcext:value-type="date">
            <text:p>2025-03-10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Studied papers; Contacted researchers; Started exploring datasets</text:p>
          </table:table-cell>
          <table:table-cell table:style-name="ce35"/>
        </table:table-row>
        <table:table-row table:style-name="ro1">
          <table:table-cell table:style-name="ce20" office:value-type="date" office:date-value="2025-03-11" calcext:value-type="date">
            <text:p>2025-03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Explored VehicleTraj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12" calcext:value-type="date">
            <text:p>2025-03-1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3" calcext:value-type="date">
            <text:p>2025-03-13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orked on implementation strategy</text:p>
          </table:table-cell>
          <table:table-cell table:style-name="ce35"/>
        </table:table-row>
        <table:table-row table:style-name="ro1">
          <table:table-cell table:style-name="ce20" office:value-type="date" office:date-value="2025-03-14" calcext:value-type="date">
            <text:p>2025-03-1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out the map-matching library</text:p>
          </table:table-cell>
          <table:table-cell table:style-name="ce35"/>
        </table:table-row>
        <table:table-row table:style-name="ro2">
          <table:table-cell table:style-name="ce20" office:value-type="date" office:date-value="2025-03-15" calcext:value-type="date">
            <text:p>2025-03-1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s to partition dataset; Communicated with Thomas</text:p>
          </table:table-cell>
          <table:table-cell table:style-name="ce35"/>
        </table:table-row>
        <table:table-row table:style-name="ro2">
          <table:table-cell table:style-name="ce20" office:value-type="date" office:date-value="2025-03-16" calcext:value-type="date">
            <text:p>2025-03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Tried installing Fast Map Matching; Communicated with Tomas and Cologne chinese researcher</text:p>
          </table:table-cell>
          <table:table-cell table:style-name="ce35"/>
        </table:table-row>
        <table:table-row table:style-name="ro1">
          <table:table-cell table:style-name="ce20" office:value-type="date" office:date-value="2025-03-17" calcext:value-type="date">
            <text:p>2025-03-17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arted implementation; Communicated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8" calcext:value-type="date">
            <text:p>2025-03-18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centralised offline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3-19" calcext:value-type="date">
            <text:p>2025-03-1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ixed errors and re-read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20" calcext:value-type="date">
            <text:p>2025-03-20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Finished centralised offline clustering implementation</text:p>
          </table:table-cell>
          <table:table-cell table:style-name="ce35"/>
        </table:table-row>
        <table:table-row table:style-name="ro1">
          <table:table-cell table:style-name="ce20" office:value-type="date" office:date-value="2025-03-21" calcext:value-type="date">
            <text:p>2025-03-21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2" calcext:value-type="date">
            <text:p>2025-03-2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Defined Bachelor’s thesis section titles</text:p>
          </table:table-cell>
          <table:table-cell table:style-name="ce35"/>
        </table:table-row>
        <table:table-row table:style-name="ro1">
          <table:table-cell table:style-name="ce20" office:value-type="date" office:date-value="2025-03-23" calcext:value-type="date">
            <text:p>2025-03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4" calcext:value-type="date">
            <text:p>2025-03-24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Implemented tests and refactored project structure</text:p>
          </table:table-cell>
          <table:table-cell table:style-name="ce35"/>
        </table:table-row>
        <table:table-row table:style-name="ro1">
          <table:table-cell table:style-name="ce20" office:value-type="date" office:date-value="2025-03-25" calcext:value-type="date">
            <text:p>2025-03-2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evaluation metrics</text:p>
          </table:table-cell>
          <table:table-cell table:style-name="ce35"/>
        </table:table-row>
        <table:table-row table:style-name="ro2">
          <table:table-cell table:style-name="ce20" office:value-type="date" office:date-value="2025-03-26" calcext:value-type="date">
            <text:p>2025-03-2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Researched GPS reverse-engineering</text:p>
          </table:table-cell>
          <table:table-cell table:style-name="ce35"/>
        </table:table-row>
        <table:table-row table:style-name="ro1">
          <table:table-cell table:style-name="ce20" office:value-type="date" office:date-value="2025-03-27" calcext:value-type="date">
            <text:p>2025-03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8" calcext:value-type="date">
            <text:p>2025-03-28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Analyzed dataset</text:p>
          </table:table-cell>
          <table:table-cell table:style-name="ce35"/>
        </table:table-row>
        <table:table-row table:style-name="ro2">
          <table:table-cell table:style-name="ce20" office:value-type="date" office:date-value="2025-03-29" calcext:value-type="date">
            <text:p>2025-03-2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Added Jupyter Notebook; Explored road graph; Studied across-region merging, as well as region partitioning</text:p>
          </table:table-cell>
          <table:table-cell table:style-name="ce35"/>
        </table:table-row>
        <table:table-row table:style-name="ro1">
          <table:table-cell table:style-name="ce20" office:value-type="date" office:date-value="2025-03-30" calcext:value-type="date">
            <text:p>2025-03-30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Explored region partitioning (Kmeans)</text:p>
          </table:table-cell>
          <table:table-cell table:style-name="ce35"/>
        </table:table-row>
        <table:table-row table:style-name="ro3">
          <table:table-cell table:style-name="ce20" office:value-type="date" office:date-value="2025-03-31" calcext:value-type="date">
            <text:p>2025-03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35"/>
        </table:table-row>
        <table:table-row table:style-name="ro1">
          <table:table-cell table:style-name="ce20" office:value-type="date" office:date-value="2025-04-01" calcext:value-type="date">
            <text:p>2025-04-0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reverse-engineering GPS coordinates</text:p>
          </table:table-cell>
          <table:table-cell table:style-name="ce35"/>
        </table:table-row>
        <table:table-row table:style-name="ro3">
          <table:table-cell table:style-name="ce20" office:value-type="date" office:date-value="2025-04-02" calcext:value-type="date">
            <text:p>2025-04-0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35"/>
        </table:table-row>
        <table:table-row table:style-name="ro2">
          <table:table-cell table:style-name="ce20" office:value-type="date" office:date-value="2025-04-03" calcext:value-type="date">
            <text:p>2025-04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Further tried reverse-engineering GPS coordinates</text:p>
          </table:table-cell>
          <table:table-cell table:style-name="ce35"/>
        </table:table-row>
        <table:table-row table:style-name="ro1">
          <table:table-cell table:style-name="ce20" office:value-type="date" office:date-value="2025-04-04" calcext:value-type="date">
            <text:p>2025-04-0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05" calcext:value-type="date">
            <text:p>2025-04-05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Set up and explored servers</text:p>
          </table:table-cell>
          <table:table-cell table:style-name="ce35"/>
        </table:table-row>
        <table:table-row table:style-name="ro1">
          <table:table-cell table:style-name="ce20" office:value-type="date" office:date-value="2025-04-06" calcext:value-type="date">
            <text:p>2025-04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07" calcext:value-type="date">
            <text:p>2025-04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verse-engineered GPS coordinates and partitioned regions</text:p>
          </table:table-cell>
          <table:table-cell table:style-name="ce35"/>
        </table:table-row>
        <table:table-row table:style-name="ro4">
          <table:table-cell table:style-name="ce20" office:value-type="date" office:date-value="2025-04-08" calcext:value-type="date">
            <text:p>2025-04-08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35"/>
        </table:table-row>
        <table:table-row table:style-name="ro2">
          <table:table-cell table:style-name="ce20" office:value-type="date" office:date-value="2025-04-09" calcext:value-type="date">
            <text:p>2025-04-0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Defined auxillary regions manually based on camera closeness to region boundaries; Wrote notes</text:p>
          </table:table-cell>
          <table:table-cell table:style-name="ce35"/>
        </table:table-row>
        <table:table-row table:style-name="ro1">
          <table:table-cell table:style-name="ce20" office:value-type="date" office:date-value="2025-04-10" calcext:value-type="date">
            <text:p>2025-04-10</text:p>
          </table:table-cell>
          <table:table-cell table:style-name="ce23" office:value-type="float" office:value="2.75" calcext:value-type="float">
            <text:p>2.75</text:p>
          </table:table-cell>
          <table:table-cell table:style-name="ce32" office:value-type="string" calcext:value-type="string">
            <text:p>Map Matching of ground-truth trajectories</text:p>
          </table:table-cell>
          <table:table-cell table:style-name="ce35"/>
        </table:table-row>
        <table:table-row table:style-name="ro3">
          <table:table-cell table:style-name="ce20" office:value-type="date" office:date-value="2025-04-11" calcext:value-type="date">
            <text:p>2025-04-11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35"/>
        </table:table-row>
        <table:table-row table:style-name="ro1">
          <table:table-cell table:style-name="ce20" office:value-type="date" office:date-value="2025-04-12" calcext:value-type="date">
            <text:p>2025-04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3" calcext:value-type="date">
            <text:p>2025-04-1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4" calcext:value-type="date">
            <text:p>2025-04-1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15" calcext:value-type="date">
            <text:p>2025-04-15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Refactored code to use OSMnx road graph; Adapted region partitioning flooding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4-16" calcext:value-type="date">
            <text:p>2025-04-16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35"/>
        </table:table-row>
        <table:table-row table:style-name="ro2">
          <table:table-cell table:style-name="ce20" office:value-type="date" office:date-value="2025-04-17" calcext:value-type="date">
            <text:p>2025-04-17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18" calcext:value-type="date">
            <text:p>2025-04-1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9" calcext:value-type="date">
            <text:p>2025-04-1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0" calcext:value-type="date">
            <text:p>2025-04-20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4-21" calcext:value-type="date">
            <text:p>2025-04-21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35"/>
        </table:table-row>
        <table:table-row table:style-name="ro2">
          <table:table-cell table:style-name="ce20" office:value-type="date" office:date-value="2025-04-22" calcext:value-type="date">
            <text:p>2025-04-22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Added map matching to centralised offline clustering implementation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3" calcext:value-type="date">
            <text:p>2025-04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4" calcext:value-type="date">
            <text:p>2025-04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Prepared for Meeting with Thomas</text:p>
          </table:table-cell>
          <table:table-cell table:style-name="ce35"/>
        </table:table-row>
        <table:table-row table:style-name="ro2">
          <table:table-cell table:style-name="ce20" office:value-type="date" office:date-value="2025-04-25" calcext:value-type="date">
            <text:p>2025-04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Finished centralised offline system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26" calcext:value-type="date">
            <text:p>2025-04-2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7" calcext:value-type="date">
            <text:p>2025-04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28" calcext:value-type="date">
            <text:p>2025-04-28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Trajectory Performance-Metrics implemented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9" calcext:value-type="date">
            <text:p>2025-04-2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30" calcext:value-type="date">
            <text:p>2025-04-30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3">
          <table:table-cell table:style-name="ce20" office:value-type="date" office:date-value="2025-05-01" calcext:value-type="date">
            <text:p>2025-05-0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STLC metric and fixed small bugs; Opened mappymatch issue regarding failed map-matching</text:p>
          </table:table-cell>
          <table:table-cell table:style-name="ce35"/>
        </table:table-row>
        <table:table-row table:style-name="ro1">
          <table:table-cell table:style-name="ce20" office:value-type="date" office:date-value="2025-05-02" calcext:value-type="date">
            <text:p>2025-05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2">
          <table:table-cell table:style-name="ce20" office:value-type="date" office:date-value="2025-05-03" calcext:value-type="date">
            <text:p>2025-05-03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and checked notebooks; Researched ZeroMQ and gRPC</text:p>
          </table:table-cell>
          <table:table-cell table:style-name="ce35"/>
        </table:table-row>
        <table:table-row table:style-name="ro2">
          <table:table-cell table:style-name="ce20" office:value-type="date" office:date-value="2025-05-04" calcext:value-type="date">
            <text:p>2025-05-0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Refactored and checked notebooks; Researched ZeroMQ and gRPC; Started distributed offline system</text:p>
          </table:table-cell>
          <table:table-cell table:style-name="ce35"/>
        </table:table-row>
        <table:table-row table:style-name="ro1">
          <table:table-cell table:style-name="ce20" office:value-type="date" office:date-value="2025-05-05" calcext:value-type="date">
            <text:p>2025-05-05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06" calcext:value-type="date">
            <text:p>2025-05-0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35"/>
        </table:table-row>
        <table:table-row table:style-name="ro4">
          <table:table-cell table:style-name="ce20" office:value-type="date" office:date-value="2025-05-07" calcext:value-type="date">
            <text:p>2025-05-07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35"/>
        </table:table-row>
        <table:table-row table:style-name="ro1">
          <table:table-cell table:style-name="ce20" office:value-type="date" office:date-value="2025-05-08" calcext:value-type="date">
            <text:p>2025-05-08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09" calcext:value-type="date">
            <text:p>2025-05-09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Tried unifying record and cluster types</text:p>
          </table:table-cell>
          <table:table-cell table:style-name="ce35"/>
        </table:table-row>
        <table:table-row table:style-name="ro2">
          <table:table-cell table:style-name="ce20" office:value-type="date" office:date-value="2025-05-10" calcext:value-type="date">
            <text:p>2025-05-10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Unified record and cluster types and refactored code to use it</text:p>
          </table:table-cell>
          <table:table-cell table:style-name="ce35"/>
        </table:table-row>
        <table:table-row table:style-name="ro2">
          <table:table-cell table:style-name="ce20" office:value-type="date" office:date-value="2025-05-11" calcext:value-type="date">
            <text:p>2025-05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Started distributed algorithm; Refactored top K similarity search</text:p>
          </table:table-cell>
          <table:table-cell table:style-name="ce35"/>
        </table:table-row>
        <table:table-row table:style-name="ro1">
          <table:table-cell table:style-name="ce20" office:value-type="date" office:date-value="2025-05-12" calcext:value-type="date">
            <text:p>2025-05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13" calcext:value-type="date">
            <text:p>2025-05-13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Implemented core distributed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5-14" calcext:value-type="date">
            <text:p>2025-05-1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actual cluster merging and evaluation; Finished offline distributed system; Adjusted region partitioning; First evaluations</text:p>
          </table:table-cell>
          <table:table-cell table:style-name="ce35"/>
        </table:table-row>
        <table:table-row table:style-name="ro1">
          <table:table-cell table:style-name="ce20" office:value-type="date" office:date-value="2025-05-15" calcext:value-type="date">
            <text:p>2025-05-1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16" calcext:value-type="date">
            <text:p>2025-05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et up code and infrastructure on Vms</text:p>
          </table:table-cell>
          <table:table-cell table:style-name="ce35"/>
        </table:table-row>
        <table:table-row table:style-name="ro1">
          <table:table-cell table:style-name="ce20" office:value-type="date" office:date-value="2025-05-17" calcext:value-type="date">
            <text:p>2025-05-1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18" calcext:value-type="date">
            <text:p>2025-05-18</text:p>
          </table:table-cell>
          <table:table-cell table:style-name="ce23" office:value-type="float" office:value="4.5" calcext:value-type="float">
            <text:p>4.5</text:p>
          </table:table-cell>
          <table:table-cell table:style-name="ce32" office:value-type="string" calcext:value-type="string">
            <text:p>Refactored code; Checked distributed algorithm; Added evaluation methods to compare distributed to centralized</text:p>
          </table:table-cell>
          <table:table-cell table:style-name="ce35"/>
        </table:table-row>
        <table:table-row table:style-name="ro3">
          <table:table-cell table:style-name="ce20" office:value-type="date" office:date-value="2025-05-19" calcext:value-type="date">
            <text:p>2025-05-19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notebooks for clarity; Parallelized regions and map-matching; Refactored evaluation code to use parallelized map-matching</text:p>
          </table:table-cell>
          <table:table-cell table:style-name="ce35"/>
        </table:table-row>
        <table:table-row table:style-name="ro4">
          <table:table-cell table:style-name="ce20" office:value-type="date" office:date-value="2025-05-20" calcext:value-type="date">
            <text:p>2025-05-20</text:p>
          </table:table-cell>
          <table:table-cell table:style-name="ce23" office:value-type="float" office:value="3.75" calcext:value-type="float">
            <text:p>3.75</text:p>
          </table:table-cell>
          <table:table-cell table:style-name="ce32" office:value-type="string" calcext:value-type="string">
            <text:p>Refactored region_partitioning.ipynb to not save unnecessary info; Refactored evaluation so that systems output their clusters as a file; Refactored script parameters for systems</text:p>
          </table:table-cell>
          <table:table-cell table:style-name="ce35"/>
        </table:table-row>
        <table:table-row table:style-name="ro3">
          <table:table-cell table:style-name="ce20" office:value-type="date" office:date-value="2025-05-21" calcext:value-type="date">
            <text:p>2025-05-2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Refactored road_graph to include its path; Started experimenting and implementing scripts for that; Installed appropriate NVIDIA drivers</text:p>
          </table:table-cell>
          <table:table-cell table:style-name="ce35"/>
        </table:table-row>
        <table:table-row table:style-name="ro1">
          <table:table-cell table:style-name="ce20" office:value-type="date" office:date-value="2025-05-22" calcext:value-type="date">
            <text:p>2025-05-22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Meeting with Thomas; Experimented</text:p>
          </table:table-cell>
          <table:table-cell table:style-name="ce35"/>
        </table:table-row>
        <table:table-row table:style-name="ro2">
          <table:table-cell table:style-name="ce20" office:value-type="date" office:date-value="2025-05-23" calcext:value-type="date">
            <text:p>2025-05-2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 to run all centralized experiments; Experimented</text:p>
          </table:table-cell>
          <table:table-cell table:style-name="ce35"/>
        </table:table-row>
        <table:table-row table:style-name="ro1">
          <table:table-cell table:style-name="ce20" office:value-type="date" office:date-value="2025-05-24" calcext:value-type="date">
            <text:p>2025-05-24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searched ideas for improvement; Experimented</text:p>
          </table:table-cell>
          <table:table-cell table:style-name="ce35"/>
        </table:table-row>
        <table:table-row table:style-name="ro2">
          <table:table-cell table:style-name="ce20" office:value-type="date" office:date-value="2025-05-25" calcext:value-type="date">
            <text:p>2025-05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Experimented; Tried parallel auxiliary region processing on cloud server; Started writing</text:p>
          </table:table-cell>
          <table:table-cell table:style-name="ce35"/>
        </table:table-row>
        <table:table-row table:style-name="ro1">
          <table:table-cell table:style-name="ce20" office:value-type="date" office:date-value="2025-05-26" calcext:value-type="date">
            <text:p>2025-05-2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Experimented; Wrote about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5-27" calcext:value-type="date">
            <text:p>2025-05-27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28" calcext:value-type="date">
            <text:p>2025-05-28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rote script to clean install conda envs on servers</text:p>
          </table:table-cell>
          <table:table-cell table:style-name="ce35"/>
        </table:table-row>
        <table:table-row table:style-name="ro3">
          <table:table-cell table:style-name="ce20" office:value-type="date" office:date-value="2025-05-29" calcext:value-type="date">
            <text:p>2025-05-29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compound AI and feature extraction; Experimented; Rolled back parallel auxiliary-region processing on cloud server</text:p>
          </table:table-cell>
          <table:table-cell table:style-name="ce35"/>
        </table:table-row>
        <table:table-row table:style-name="ro1">
          <table:table-cell table:style-name="ce20" office:value-type="date" office:date-value="2025-05-30" calcext:value-type="date">
            <text:p>2025-05-30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map-matching and vehicle re-identification</text:p>
          </table:table-cell>
          <table:table-cell table:style-name="ce35"/>
        </table:table-row>
        <table:table-row table:style-name="ro5">
          <table:table-cell table:style-name="ce20" office:value-type="date" office:date-value="2025-05-31" calcext:value-type="date">
            <text:p>2025-05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Wrote about dataset contribution and evaluation method</text:p>
          </table:table-cell>
          <table:table-cell table:style-name="ce35"/>
        </table:table-row>
        <table:table-row table:style-name="ro4">
          <table:table-cell table:style-name="ce20" office:value-type="date" office:date-value="2025-06-01" calcext:value-type="date">
            <text:p>2025-06-01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Wrote about parallel map-matching and region processing on edge-servers; Wrote about acknowledgements; Wrote about AI-Tools; Wrote about road graph</text:p>
          </table:table-cell>
          <table:table-cell table:style-name="ce35"/>
        </table:table-row>
        <table:table-row table:style-name="ro3">
          <table:table-cell table:style-name="ce20" office:value-type="date" office:date-value="2025-06-02" calcext:value-type="date">
            <text:p>2025-06-02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region-partitioning; Implemented parallel merging; Rewrote run_distributed.sh script; Refactored notebooks</text:p>
          </table:table-cell>
          <table:table-cell table:style-name="ce35"/>
        </table:table-row>
        <table:table-row table:style-name="ro4">
          <table:table-cell table:style-name="ce20" office:value-type="date" office:date-value="2025-06-03" calcext:value-type="date">
            <text:p>2025-06-03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Wrote distributed VTR system, multi-modal clustering; Create system-overview image; Refactored code to pass by pickle instead of by path; Incorporated Thomas’ feedback</text:p>
          </table:table-cell>
          <table:table-cell table:style-name="ce35"/>
        </table:table-row>
        <table:table-row table:style-name="ro3">
          <table:table-cell table:style-name="ce20" office:value-type="date" office:date-value="2025-06-04" calcext:value-type="date">
            <text:p>2025-06-04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script to automatically run distributed experiments; Wrote about map-matching and communication</text:p>
          </table:table-cell>
          <table:table-cell table:style-name="ce35"/>
        </table:table-row>
        <table:table-row table:style-name="ro1">
          <table:table-cell table:style-name="ce20" office:value-type="date" office:date-value="2025-06-05" calcext:value-type="date">
            <text:p>2025-06-0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6-06" calcext:value-type="date">
            <text:p>2025-06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6-07" calcext:value-type="date">
            <text:p>2025-06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Wrote about across-region merging, parallel vehicle record cluster merging; Checked and rewrote contributions and background; Changed and resized images</text:p>
          </table:table-cell>
          <table:table-cell table:style-name="ce35"/>
        </table:table-row>
        <table:table-row table:style-name="ro1">
          <table:table-cell table:style-name="ce20" office:value-type="date" office:date-value="2025-06-08" calcext:value-type="date">
            <text:p>2025-06-08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Wrote about method/test setup</text:p>
          </table:table-cell>
          <table:table-cell table:style-name="ce35"/>
        </table:table-row>
        <table:table-row table:style-name="ro3">
          <table:table-cell table:style-name="ce20" office:value-type="date" office:date-value="2025-06-09" calcext:value-type="date">
            <text:p>2025-06-09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Recorded experiment results; Added results to thesis in tables; Implemented notebook to generate runtime, map-matching and ground-truth graphics</text:p>
          </table:table-cell>
          <table:table-cell table:style-name="ce35"/>
        </table:table-row>
        <table:table-row table:style-name="ro1">
          <table:table-cell table:style-name="ce20" office:value-type="date" office:date-value="2025-06-10" calcext:value-type="date">
            <text:p>2025-06-10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results</text:p>
          </table:table-cell>
          <table:table-cell table:style-name="ce35"/>
        </table:table-row>
        <table:table-row table:style-name="ro1">
          <table:table-cell table:style-name="ce20" office:value-type="date" office:date-value="2025-06-11" calcext:value-type="date">
            <text:p>2025-06-1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Wrote about results</text:p>
          </table:table-cell>
          <table:table-cell table:style-name="ce35"/>
        </table:table-row>
        <table:table-row table:style-name="ro1">
          <table:table-cell table:style-name="ce20" office:value-type="date" office:date-value="2025-06-12" calcext:value-type="date">
            <text:p>2025-06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3" calcext:value-type="date">
            <text:p>2025-06-13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conclusion, introduction and abstract</text:p>
          </table:table-cell>
          <table:table-cell table:style-name="ce35"/>
        </table:table-row>
        <table:table-row table:style-name="ro1">
          <table:table-cell table:style-name="ce20" office:value-type="date" office:date-value="2025-06-14" calcext:value-type="date">
            <text:p>2025-06-1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related work</text:p>
          </table:table-cell>
          <table:table-cell table:style-name="ce35"/>
        </table:table-row>
        <table:table-row table:style-name="ro1">
          <table:table-cell table:style-name="ce20" office:value-type="date" office:date-value="2025-06-15" calcext:value-type="date">
            <text:p>2025-06-1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Checked and corrected thesis; Handed in 1. draft</text:p>
          </table:table-cell>
          <table:table-cell table:style-name="ce35"/>
        </table:table-row>
        <table:table-row table:style-name="ro1">
          <table:table-cell table:style-name="ce20" office:value-type="date" office:date-value="2025-06-16" calcext:value-type="date">
            <text:p>2025-06-1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7" calcext:value-type="date">
            <text:p>2025-06-1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8" calcext:value-type="date">
            <text:p>2025-06-1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9" calcext:value-type="date">
            <text:p>2025-06-1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0" calcext:value-type="date">
            <text:p>2025-06-2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1" calcext:value-type="date">
            <text:p>2025-06-2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2" calcext:value-type="date">
            <text:p>2025-06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3" calcext:value-type="date">
            <text:p>2025-06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4" calcext:value-type="date">
            <text:p>2025-06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5" calcext:value-type="date">
            <text:p>2025-06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6" calcext:value-type="date">
            <text:p>2025-06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7" calcext:value-type="date">
            <text:p>2025-06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8" calcext:value-type="date">
            <text:p>2025-06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9" calcext:value-type="date">
            <text:p>2025-06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30" calcext:value-type="date">
            <text:p>2025-06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1" office:value-type="string" calcext:value-type="string">
            <text:p>Total [h]</text:p>
          </table:table-cell>
          <table:table-cell table:style-name="ce23" table:formula="of:=SUM([.B2:.B128])" office:value-type="float" office:value="301.75" calcext:value-type="float">
            <text:p>301.75</text:p>
          </table:table-cell>
          <table:table-cell table:style-name="ce33"/>
          <table:table-cell table:style-name="ce35"/>
        </table:table-row>
        <table:table-row table:style-name="ro1">
          <table:table-cell table:style-name="ce21" office:value-type="string" calcext:value-type="string">
            <text:p>Average [h]</text:p>
          </table:table-cell>
          <table:table-cell table:style-name="ce30" table:formula="of:=[.B129]/COUNTIF([.B2:.B128];&quot;&lt;&gt;&quot;)" office:value-type="float" office:value="2.67035398230089" calcext:value-type="float">
            <text:p>2.67</text:p>
          </table:table-cell>
          <table:table-cell table:style-name="ce33"/>
          <table:table-cell table:style-name="ce35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/00/0000</text:date>, <text:time style:data-style-name="N2" text:time-value="16:34:37.4942666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6-16T16:35:58.649984865</dc:date>
    <meta:editing-duration>PT2H55M4S</meta:editing-duration>
    <meta:editing-cycles>141</meta:editing-cycles>
    <meta:generator>LibreOffice/24.2.7.2$Linux_X86_64 LibreOffice_project/420$Build-2</meta:generator>
    <meta:document-statistic meta:table-count="1" meta:cell-count="337" meta:object-count="0"/>
  </office:meta>
</office:document-meta>
</file>